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57in"/>
    </style:style>
    <style:style style:name="co5" style:family="table-column">
      <style:table-column-properties fo:break-before="auto" style:column-width="0.75in"/>
    </style:style>
    <style:style style:name="co3" style:family="table-column">
      <style:table-column-properties fo:break-before="auto" style:column-width="3.5209in"/>
    </style:style>
    <style:style style:name="co4" style:family="table-column">
      <style:table-column-properties fo:break-before="auto" style:column-width="5.4689in"/>
    </style:style>
    <style:style style:name="co6" style:family="table-column">
      <style:table-column-properties fo:break-before="auto" style:column-width="1.4165in"/>
    </style:style>
    <style:style style:name="ro1" style:family="table-row">
      <style:table-row-properties style:row-height="0.198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1.078in" fo:break-before="auto" style:use-optimal-row-height="true"/>
    </style:style>
    <style:style style:name="ro7" style:family="table-row">
      <style:table-row-properties style:row-height="0.9016in" fo:break-before="auto" style:use-optimal-row-height="true"/>
    </style:style>
    <style:style style:name="ro8" style:family="table-row">
      <style:table-row-properties style:row-height="0.7252in" fo:break-before="auto" style:use-optimal-row-height="true"/>
    </style:style>
    <style:style style:name="ro9" style:family="table-row">
      <style:table-row-properties style:row-height="3.3681in" fo:break-before="auto" style:use-optimal-row-height="true"/>
    </style:style>
    <style:style style:name="ro10" style:family="table-row">
      <style:table-row-properties style:row-height="1.4299in" fo:break-before="auto" style:use-optimal-row-height="true"/>
    </style:style>
    <style:style style:name="ro11" style:family="table-row">
      <style:table-row-properties style:row-height="1.2535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style>
    <style:style style:name="T1" style:family="text">
      <style:text-properties fo:color="#000000" style:text-outline="false" style:text-line-through-style="none" style:font-name="Arial1" fo:font-size="11pt" fo:font-style="normal" fo:text-shadow="none"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2" table:default-cell-style-name="ce1"/>
        <table:table-column table:style-name="co3" table:default-cell-style-name="ce1"/>
        <table:table-column table:style-name="co4" table:default-cell-style-name="ce1"/>
        <table:table-column table:style-name="co1" table:default-cell-style-name="ce1"/>
        <table:table-column table:style-name="co6" table:default-cell-style-name="ce1"/>
        <table:table-column table:style-name="co5" table:number-columns-repeated="1018" table:default-cell-style-name="ce1"/>
        <table:table-row table:style-name="ro2">
          <table:table-cell table:number-columns-repeated="1024"/>
        </table:table-row>
        <table:table-row table:style-name="ro2">
          <table:table-cell/>
          <table:table-cell office:value-type="string">
            <text:p>Number</text:p>
          </table:table-cell>
          <table:table-cell office:value-type="string">
            <text:p>Short name</text:p>
          </table:table-cell>
          <table:table-cell office:value-type="string">
            <text:p>Description/Notes</text:p>
          </table:table-cell>
          <table:table-cell office:value-type="string">
            <text:p>Feature type</text:p>
          </table:table-cell>
          <table:table-cell office:value-type="string">
            <text:p>Current status</text:p>
          </table:table-cell>
          <table:table-cell table:number-columns-repeated="1018"/>
        </table:table-row>
        <table:table-row table:style-name="ro3">
          <table:table-cell/>
          <table:table-cell table:style-name="ce2" office:value-type="float" office:value="1">
            <text:p>1</text:p>
          </table:table-cell>
          <table:table-cell table:style-name="ce4" office:value-type="string">
            <text:p>Exa_16x16_AVX2</text:p>
          </table:table-cell>
          <table:table-cell table:style-name="ce4" office:value-type="string">
            <text:p>Exa search for block size 16x16 for some search radius applicabbe to AVX2 register file size with minimum reload from cache/memory.</text:p>
          </table:table-cell>
          <table:table-cell table:style-name="ce4" office:value-type="string">
            <text:p>Performance</text:p>
          </table:table-cell>
          <table:table-cell table:style-name="ce4" office:value-type="string">
            <text:p>Partially implemented</text:p>
          </table:table-cell>
          <table:table-cell table:number-columns-repeated="1018"/>
        </table:table-row>
        <table:table-row table:style-name="ro3">
          <table:table-cell/>
          <table:table-cell table:style-name="ce2" office:value-type="float" office:value="2">
            <text:p>2</text:p>
          </table:table-cell>
          <table:table-cell table:style-name="ce4" office:value-type="string">
            <text:p>Expanding search 8x8_avx2 compat mode</text:p>
          </table:table-cell>
          <table:table-cell table:style-name="ce4"/>
          <table:table-cell table:style-name="ce4" office:value-type="string">
            <text:p>Performance</text:p>
          </table:table-cell>
          <table:table-cell table:style-name="ce4"/>
          <table:table-cell table:number-columns-repeated="1018"/>
        </table:table-row>
        <table:table-row table:style-name="ro4">
          <table:table-cell/>
          <table:table-cell table:style-name="ce2" office:value-type="float" office:value="3">
            <text:p>3</text:p>
          </table:table-cell>
          <table:table-cell table:style-name="ce4" office:value-type="string">
            <text:p>MDegrainN auto tr and auto thSAD</text:p>
          </table:table-cell>
          <table:table-cell table:style-name="ce4" office:value-type="string">
            <text:p>Nice to have feature. Auto-thSAD designed as arithmetic mean of SADs below thSCD1 with additional multiplier and offset as params.</text:p>
          </table:table-cell>
          <table:table-cell table:style-name="ce4" office:value-type="string">
            <text:p>Performance and/or quality</text:p>
          </table:table-cell>
          <table:table-cell table:style-name="ce4" office:value-type="string">
            <text:p>Auto-thSAD implemented</text:p>
          </table:table-cell>
          <table:table-cell table:number-columns-repeated="1018"/>
        </table:table-row>
        <table:table-row table:style-name="ro5">
          <table:table-cell/>
          <table:table-cell table:style-name="ce2" office:value-type="float" office:value="4">
            <text:p>4</text:p>
          </table:table-cell>
          <table:table-cell table:style-name="ce4" office:value-type="string">
            <text:p>MDegrainN 64 bytes multi</text:p>
          </table:table-cell>
          <table:table-cell table:style-name="ce4" office:value-type="string">
            <text:p>?</text:p>
          </table:table-cell>
          <table:table-cell table:style-name="ce4" table:number-columns-repeated="2"/>
          <table:table-cell table:number-columns-repeated="1018"/>
        </table:table-row>
        <table:table-row table:style-name="ro5">
          <table:table-cell/>
          <table:table-cell table:style-name="ce2" office:value-type="float" office:value="5">
            <text:p>5</text:p>
          </table:table-cell>
          <table:table-cell table:style-name="ce4" office:value-type="string">
            <text:p>8x8 and 16x16 (?) advanced mode</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6">
            <text:p>6</text:p>
          </table:table-cell>
          <table:table-cell table:style-name="ce4" office:value-type="string">
            <text:p>4 blocks 8x8 : 4:1 2x2 ? ~= 16x16 ?</text:p>
          </table:table-cell>
          <table:table-cell table:style-name="ce4" office:value-type="string">
            <text:p>Different possible schemes of multi-block AVX2/AVX512 searches: if processing support 4 blocks in single SIMD function – arrange as 2x2 in square or in 4x1 strip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7">
            <text:p>7</text:p>
          </table:table-cell>
          <table:table-cell table:style-name="ce4" office:value-type="string">
            <text:p>ALIGN_SOURCEBLOCK 1/16</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8">
            <text:p>8</text:p>
          </table:table-cell>
          <table:table-cell table:style-name="ce4" office:value-type="string">
            <text:p>OptPredictorType ~3: Interpolate perdictor only ant level 0</text:p>
          </table:table-cell>
          <table:table-cell table:style-name="ce4"/>
          <table:table-cell table:style-name="ce4" office:value-type="string">
            <text:p>Performance with lower 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9">
            <text:p>9</text:p>
          </table:table-cell>
          <table:table-cell table:style-name="ce4" office:value-type="string">
            <text:p>InterpolatePrediction to SIMD</text:p>
          </table:table-cell>
          <table:table-cell table:style-name="ce4"/>
          <table:table-cell table:style-name="ce4" office:value-type="string">
            <text:p>Performance</text:p>
          </table:table-cell>
          <table:table-cell table:style-name="ce4" office:value-type="string">
            <text:p>Implemented ?</text:p>
          </table:table-cell>
          <table:table-cell table:number-columns-repeated="1018"/>
        </table:table-row>
        <table:table-row table:style-name="ro5">
          <table:table-cell/>
          <table:table-cell table:style-name="ce2" office:value-type="float" office:value="10">
            <text:p>10</text:p>
          </table:table-cell>
          <table:table-cell table:style-name="ce4" office:value-type="string">
            <text:p>mpsad</text:p>
          </table:table-cell>
          <table:table-cell table:style-name="ce4" office:value-type="string">
            <text:p>?</text:p>
          </table:table-cell>
          <table:table-cell table:style-name="ce4" table:number-columns-repeated="2"/>
          <table:table-cell table:number-columns-repeated="1018"/>
        </table:table-row>
        <table:table-row table:style-name="ro3">
          <table:table-cell/>
          <table:table-cell table:style-name="ce2" office:value-type="float" office:value="11">
            <text:p>11</text:p>
          </table:table-cell>
          <table:table-cell table:style-name="ce4" office:value-type="string">
            <text:p>MdegrainN: _<text:span text:style-name="T1">mm512_</text:span>i64scatter_epi64 (also AVX2 ?)</text:p>
          </table:table-cell>
          <table:table-cell table:style-name="ce4" office:value-type="string">
            <text:p>To save rows of blocks ? Maty be faster in compare with loop-based saving.</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2">
            <text:p>12</text:p>
          </table:table-cell>
          <table:table-cell table:style-name="ce4" office:value-type="string">
            <text:p>AVX512F: <text:span text:style-name="T1">mm512</text:span>permutex2var_epi32 for shift refs</text:p>
          </table:table-cell>
          <table:table-cell table:style-name="ce4"/>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3">
            <text:p>13</text:p>
          </table:table-cell>
          <table:table-cell table:style-name="ce4" office:value-type="string">
            <text:p>Skip vectors already checked (predictors)</text:p>
          </table:table-cell>
          <table:table-cell table:style-name="ce4" office:value-type="string">
            <text:p>Keep memory of already checked predictors in Manalyse (dx,dy) and not check again</text:p>
          </table:table-cell>
          <table:table-cell table:style-name="ce4" office:value-type="string">
            <text:p>Performance</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14">
            <text:p>14</text:p>
          </table:table-cell>
          <table:table-cell table:style-name="ce4" office:value-type="string">
            <text:p>Reuse loaded src block in predictors checks</text:p>
          </table:table-cell>
          <table:table-cell table:style-name="ce4" office:value-type="string">
            <text:p>Require special SIMD multi-predictors SAD (or for each supported dismetric) function with single src and many refs inputs.</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5">
            <text:p>15</text:p>
          </table:table-cell>
          <table:table-cell table:style-name="ce4" office:value-type="string">
            <text:p>Do not check center (zero perdictor) at sp1 (and all other) search</text:p>
          </table:table-cell>
          <table:table-cell table:style-name="ce4" office:value-type="string">
            <text:p>May be not applicable to SIMD implementations (or require special modification)</text:p>
          </table:table-cell>
          <table:table-cell table:style-name="ce4" office:value-type="string">
            <text:p>Performance</text:p>
          </table:table-cell>
          <table:table-cell table:style-name="ce4" office:value-type="string">
            <text:p>To Do (where applicable)</text:p>
          </table:table-cell>
          <table:table-cell table:number-columns-repeated="1018"/>
        </table:table-row>
        <table:table-row table:style-name="ro3">
          <table:table-cell/>
          <table:table-cell table:style-name="ce2" office:value-type="float" office:value="16">
            <text:p>16</text:p>
          </table:table-cell>
          <table:table-cell table:style-name="ce4" office:value-type="string">
            <text:p>Multi-block test for zero and global predictor</text:p>
          </table:table-cell>
          <table:table-cell table:style-name="ce4" office:value-type="string">
            <text:p>May be useful for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7">
            <text:p>17</text:p>
          </table:table-cell>
          <table:table-cell table:style-name="ce4" office:value-type="string">
            <text:p>AVS environment stop reallocate mem at runtime</text:p>
          </table:table-cell>
          <table:table-cell table:style-name="ce4" office:value-type="string">
            <text:p>Need check and depend on AVS core version ?</text:p>
          </table:table-cell>
          <table:table-cell table:style-name="ce4" office:value-type="string">
            <text:p>Performance</text:p>
          </table:table-cell>
          <table:table-cell table:style-name="ce4" office:value-type="string">
            <text:p>To Check</text:p>
          </table:table-cell>
          <table:table-cell table:number-columns-repeated="1018"/>
        </table:table-row>
        <table:table-row table:style-name="ro3">
          <table:table-cell/>
          <table:table-cell table:style-name="ce2" office:value-type="float" office:value="18">
            <text:p>18</text:p>
          </table:table-cell>
          <table:table-cell table:style-name="ce4" office:value-type="string">
            <text:p>MdegrainN: make LUT for wpow computing in DegrainWeight()</text:p>
          </table:table-cell>
          <table:table-cell table:style-name="ce4" office:value-type="string">
            <text:p>May be better in performance for some bitdepths ?</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19">
            <text:p>19</text:p>
          </table:table-cell>
          <table:table-cell table:style-name="ce4" office:value-type="string">
            <text:p>Fine tune scaleCSAD</text:p>
          </table:table-cell>
          <table:table-cell table:style-name="ce4" office:value-type="string">
            <text:p>For some use-cases and fine optimizations (zopti ?)</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20">
            <text:p>20</text:p>
          </table:table-cell>
          <table:table-cell table:style-name="ce4" office:value-type="string">
            <text:p>Add MVs-length dependent modulation of thSAD (weight) in MdegrainN</text:p>
          </table:table-cell>
          <table:table-cell table:style-name="ce4" office:value-type="string">
            <text:p>May help to skip large length possibly too bad Mvs and save from bad blends</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1">
            <text:p>21</text:p>
          </table:table-cell>
          <table:table-cell table:style-name="ce4" office:value-type="string">
            <text:p>Different scaleCSAD for Manalyse search and for output SAD to MdegrainN</text:p>
          </table:table-cell>
          <table:table-cell table:style-name="ce4" office:value-type="string">
            <text:p>Or may be add separate scaleCSAD overrride param to MDegrainN to use instead of provided into analysis data structure from Manalyse. May help fine optimizations (zopti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6">
          <table:table-cell/>
          <table:table-cell table:style-name="ce2" office:value-type="float" office:value="22">
            <text:p>22</text:p>
          </table:table-cell>
          <table:table-cell table:style-name="ce4" office:value-type="string">
            <text:p>Make sub-shift in onCPU Mdegrain in software function for pel &gt; 1</text:p>
          </table:table-cell>
          <table:table-cell table:style-name="ce4" office:value-type="string">
            <text:p>New param to MdegrainN and Manalyse (and may be all other filters where required) UseSubShift. 0 default – disabled, 1 – enabled, May be &gt;0 is size of shift kernel in future progress ?</text:p>
          </table:table-cell>
          <table:table-cell table:style-name="ce4" office:value-type="string">
            <text:p>Performance and lower RAM usage</text:p>
          </table:table-cell>
          <table:table-cell table:style-name="ce4" office:value-type="string">
            <text:p>Implemented as very close to MSuper most quality mode, bilinear and other still not <text:s/></text:p>
          </table:table-cell>
          <table:table-cell table:number-columns-repeated="1018"/>
        </table:table-row>
        <table:table-row table:style-name="ro4">
          <table:table-cell/>
          <table:table-cell table:style-name="ce2" office:value-type="float" office:value="23">
            <text:p>23</text:p>
          </table:table-cell>
          <table:table-cell table:style-name="ce4" office:value-type="string">
            <text:p>Make low-pass filtering of MVs in time-axis +thresholding (?)</text:p>
          </table:table-cell>
          <table:table-cell table:style-name="ce4" office:value-type="string">
            <text:p>Implemented as linear LPF (MVLPF) optional feature, with sinc-based and gauss-based kernels, Sinc-based still do not have complete logic for kernel calculation for given roll-off (only cut-off is working).</text:p>
          </table:table-cell>
          <table:table-cell table:style-name="ce4" office:value-type="string">
            <text:p>Quality</text:p>
          </table:table-cell>
          <table:table-cell table:style-name="ce4" office:value-type="string">
            <text:p>Implemented (+IIR type planned)</text:p>
          </table:table-cell>
          <table:table-cell table:number-columns-repeated="1018"/>
        </table:table-row>
        <table:table-row table:style-name="ro4">
          <table:table-cell/>
          <table:table-cell table:style-name="ce2" office:value-type="float" office:value="24">
            <text:p>24</text:p>
          </table:table-cell>
          <table:table-cell table:style-name="ce4" office:value-type="string">
            <text:p>Make motion-adaptive filtering of MVs: apply more (stronger) LPF to low average amplitude of MVs in current tr-scope</text:p>
          </table:table-cell>
          <table:table-cell table:style-name="ce4" office:value-type="string">
            <text:p>May be low amplitude MVs generally mean it noise only also for low-amplitude MVs the errors of motion-tracking (and compensating) may be less visible. It may be optional feature to t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7">
          <table:table-cell/>
          <table:table-cell table:style-name="ce2" office:value-type="float" office:value="25">
            <text:p>25</text:p>
          </table:table-cell>
          <table:table-cell table:style-name="ce4" office:value-type="string">
            <text:p>Add MVLPF adjustment of SAD to lower value</text:p>
          </table:table-cell>
          <table:table-cell table:style-name="ce4" office:value-type="string">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5">
          <table:table-cell/>
          <table:table-cell table:style-name="ce2" office:value-type="float" office:value="26">
            <text:p>26</text:p>
          </table:table-cell>
          <table:table-cell table:style-name="ce4" office:value-type="string">
            <text:p>Add some non-linear MVLPF methods</text:p>
          </table:table-cell>
          <table:table-cell table:style-name="ce4" office:value-type="string">
            <text:p>For example median filtration and any other non-linear filtering.</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7">
            <text:p>27</text:p>
          </table:table-cell>
          <table:table-cell table:style-name="ce4" office:value-type="string">
            <text:p>OptSearchOption=6</text:p>
          </table:table-cell>
          <table:table-cell table:style-name="ce4" office:value-type="string">
            <text:p>Compute SAD for MAnalyse using old onCPU methods (also any dismetric supported by newer versions of mvtools), Also optional UseSubShift for MAnalyse (to save RAM usage at least ?)</text:p>
          </table:table-cell>
          <table:table-cell table:style-name="ce4" office:value-type="string">
            <text:p>Quality/Performance</text:p>
          </table:table-cell>
          <table:table-cell table:style-name="ce4" office:value-type="string">
            <text:p>Implemented</text:p>
          </table:table-cell>
          <table:table-cell table:number-columns-repeated="1018"/>
        </table:table-row>
        <table:table-row table:style-name="ro6">
          <table:table-cell/>
          <table:table-cell table:style-name="ce2" office:value-type="float" office:value="28">
            <text:p>28</text:p>
          </table:table-cell>
          <table:table-cell table:style-name="ce4" office:value-type="string">
            <text:p>Diagonal interpolated overlap mode</text:p>
          </table:table-cell>
          <table:table-cell table:style-name="ce4" office:value-type="string">
            <text:p>To use 2x blocks number additional overlap mode with better performance.</text:p>
          </table:table-cell>
          <table:table-cell table:style-name="ce4" office:value-type="string">
            <text:p>Performance</text:p>
          </table:table-cell>
          <table:table-cell table:style-name="ce4" office:value-type="string">
            <text:p>Implemented as interpolated for MDegrain, possible also as full real search for MAnalyse</text:p>
          </table:table-cell>
          <table:table-cell table:number-columns-repeated="1018"/>
        </table:table-row>
        <table:table-row table:style-name="ro7">
          <table:table-cell/>
          <table:table-cell table:style-name="ce2" office:value-type="float" office:value="29">
            <text:p>29</text:p>
          </table:table-cell>
          <table:table-cell table:style-name="ce4" office:value-type="string">
            <text:p>Backward search MAnalyse</text:p>
          </table:table-cell>
          <table:table-cell table:style-name="ce4" office:value-type="string">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4">
          <table:table-cell/>
          <table:table-cell table:style-name="ce2" office:value-type="float" office:value="30">
            <text:p>30</text:p>
          </table:table-cell>
          <table:table-cell table:style-name="ce4" office:value-type="string">
            <text:p>Calculate global frame MV and area (radius +filter weighted) MV</text:p>
          </table:table-cell>
          <table:table-cell table:style-name="ce4" office:value-type="string">
            <text:p>To attempt to produce better MVs in unstable areas – try to replace with global MV or area-averaged MVs (neibour blocks MVs with some given radius around current block and also optional filter-weighting as a function of radius length).</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1">
            <text:p>31</text:p>
          </table:table-cell>
          <table:table-cell table:style-name="ce4" office:value-type="string">
            <text:p>Add bitmask param for used predictors in refining in trymany=true MAnalyse</text:p>
          </table:table-cell>
          <table:table-cell table:style-name="ce4" office:value-type="string">
            <text:p>Now all predictors may be used in trymany=true MAnalyse to make computing faster but with lower quality</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2">
            <text:p>32</text:p>
          </table:table-cell>
          <table:table-cell table:style-name="ce4" office:value-type="string">
            <text:p>Add predictorsFlags param to MAnalyse</text:p>
          </table:table-cell>
          <table:table-cell table:style-name="ce4" office:value-type="string">
            <text:p>For must to check predictors in trymany=true mod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6">
          <table:table-cell/>
          <table:table-cell table:style-name="ce2" office:value-type="float" office:value="33">
            <text:p>33</text:p>
          </table:table-cell>
          <table:table-cell table:style-name="ce4" office:value-type="string">
            <text:p>Add macroblock predictor to MRecalculate</text:p>
          </table:table-cell>
          <table:table-cell table:style-name="ce4" office:value-type="string">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4">
            <text:p>34</text:p>
          </table:table-cell>
          <table:table-cell table:style-name="ce4" office:value-type="string">
            <text:p>Add previous generation MVclip to MAnalyse to generate macroblock predictor</text:p>
          </table:table-cell>
          <table:table-cell table:style-name="ce4" office:value-type="string">
            <text:p>In case of several possible MAnalyse passes or MRecalculate after MAnalys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5">
            <text:p>35</text:p>
          </table:table-cell>
          <table:table-cell table:style-name="ce4" office:value-type="string">
            <text:p>Add Area predictors</text:p>
          </table:table-cell>
          <table:table-cell table:style-name="ce4" office:value-type="string">
            <text:p>best MV from closest level (+1 ?) block. In optPredictorsType=0 – all levels predictors, optPredictorsType=1 – only median ? Do it different from current +1 level perdictor ? Add more weight or lower penalty to previous levels predictors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6">
            <text:p>36</text:p>
          </table:table-cell>
          <table:table-cell table:style-name="ce4" office:value-type="string">
            <text:p>New MedianVect() filter</text:p>
          </table:table-cell>
          <table:table-cell table:style-name="ce4" office:value-type="string">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7">
            <text:p>37</text:p>
          </table:table-cell>
          <table:table-cell table:style-name="ce4" office:value-type="string">
            <text:p>Trymany multi-predictors refine at AVX2/AVX512</text:p>
          </table:table-cell>
          <table:table-cell table:style-name="ce4" office:value-type="string">
            <text:p>May be visibly benefitical in performance in trymany=true mode of MAnalys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8">
            <text:p>38</text:p>
          </table:table-cell>
          <table:table-cell table:style-name="ce4" office:value-type="string">
            <text:p>Create MCompensateN to reuse mv_multi from MAnalyse(multi)</text:p>
          </table:table-cell>
          <table:table-cell table:style-name="ce4" office:value-type="string">
            <text:p>Can make some scripts (QTGMC ?) better in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9">
            <text:p>39</text:p>
          </table:table-cell>
          <table:table-cell table:style-name="ce4" office:value-type="string">
            <text:p>Add MostEqualLooking mode to MDegrainN</text:p>
          </table:table-cell>
          <table:table-cell table:style-name="ce4" office:value-type="string">
            <text:p>New pure statistical processing mode of degrain to MDegrainN (also uses motion-compensation based on MAnalyse MV data)</text:p>
          </table:table-cell>
          <table:table-cell table:style-name="ce4" office:value-type="string">
            <text:p>Quality</text:p>
          </table:table-cell>
          <table:table-cell table:style-name="ce4" office:value-type="string">
            <text:p>Implemented (partially ?)</text:p>
          </table:table-cell>
          <table:table-cell table:number-columns-repeated="1018"/>
        </table:table-row>
        <table:table-row table:style-name="ro3">
          <table:table-cell/>
          <table:table-cell table:style-name="ce2" office:value-type="float" office:value="40">
            <text:p>40</text:p>
          </table:table-cell>
          <table:table-cell table:style-name="ce4" office:value-type="string">
            <text:p>Add IIR-type temporal convolution Gauss emulation MVLPF</text:p>
          </table:table-cell>
          <table:table-cell table:style-name="ce4" office:value-type="string">
            <text:p>May be significantly more effective with low enough tr-valu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41">
            <text:p>41</text:p>
          </table:table-cell>
          <table:table-cell table:style-name="ce4" office:value-type="string">
            <text:p>Make NoiseBitrate debug compute mode for MCompensate</text:p>
          </table:table-cell>
          <table:table-cell table:style-name="ce4" office:value-type="string">
            <text:p>As a new debug print filter for checking of residual temporal nosie measured in changed bits between 2 frames.</text:p>
          </table:table-cell>
          <table:table-cell office:value-type="string">
            <text:p>Quality</text:p>
          </table:table-cell>
          <table:table-cell office:value-type="string">
            <text:p>Implemented</text:p>
          </table:table-cell>
          <table:table-cell table:number-columns-repeated="1018"/>
        </table:table-row>
        <table:table-row table:style-name="ro7">
          <table:table-cell/>
          <table:table-cell table:style-name="ce2" office:value-type="float" office:value="42">
            <text:p>42</text:p>
          </table:table-cell>
          <table:table-cell table:style-name="ce4" office:value-type="string">
            <text:p>Add combined block-based and sample-based to MDegrainN</text:p>
          </table:table-cell>
          <table:table-cell table:style-name="ce4" office:value-type="string">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office:value-type="string">
            <text:p>Quality</text:p>
          </table:table-cell>
          <table:table-cell office:value-type="string">
            <text:p>To Do</text:p>
          </table:table-cell>
          <table:table-cell table:number-columns-repeated="1018"/>
        </table:table-row>
        <table:table-row table:style-name="ro3">
          <table:table-cell/>
          <table:table-cell table:style-name="ce2" office:value-type="float" office:value="43">
            <text:p>43</text:p>
          </table:table-cell>
          <table:table-cell table:style-name="ce4" office:value-type="string">
            <text:p>Add stats collecting in the MDegrainN processing and print to frame in a debug mode</text:p>
          </table:table-cell>
          <table:table-cell table:style-name="ce4" office:value-type="string">
            <text:p>May be make templated functions for performance of non-stats collecting version. Use inernal TextOut function of mvtools to print stats data on the frame</text:p>
          </table:table-cell>
          <table:table-cell table:style-name="ce4" office:value-type="string">
            <text:p>Quality/Debug/Tuning</text:p>
          </table:table-cell>
          <table:table-cell office:value-type="string">
            <text:p>To Do</text:p>
          </table:table-cell>
          <table:table-cell table:number-columns-repeated="1018"/>
        </table:table-row>
        <table:table-row table:style-name="ro4">
          <table:table-cell/>
          <table:table-cell table:style-name="ce2" office:value-type="float" office:value="44">
            <text:p>44</text:p>
          </table:table-cell>
          <table:table-cell table:style-name="ce4" office:value-type="string">
            <text:p>Add input mask clip to use as additional weight-corr in MDegrainN</text:p>
          </table:table-cell>
          <table:table-cell table:style-name="ce4" office:value-type="string">
            <text:p>For additional tuning of degrain strength depend on user-provided mask clip by multiplying 1.0f..0 (255..0) ranged mask values to ref frames weights from DegrainWeights() and before norm_weights()</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5">
            <text:p>45</text:p>
          </table:table-cell>
          <table:table-cell table:style-name="ce4" office:value-type="string">
            <text:p>Allow MDegrainN and MAnalyse to run with different tr-value</text:p>
          </table:table-cell>
          <table:table-cell table:style-name="ce4" office:value-type="string">
            <text:p>Allow MDegrainN to run with tr-value &lt; max_tr in current MAnalyse to support several MDegrainN sinks running from single MAnalyse source and using not equal tr-value if user need to lower degrain at some of MDegrainN filters</text:p>
          </table:table-cell>
          <table:table-cell office:value-type="string">
            <text:p>Performance</text:p>
          </table:table-cell>
          <table:table-cell office:value-type="string">
            <text:p>To Do</text:p>
          </table:table-cell>
          <table:table-cell table:number-columns-repeated="1018"/>
        </table:table-row>
        <table:table-row table:style-name="ro6">
          <table:table-cell/>
          <table:table-cell table:style-name="ce2" office:value-type="float" office:value="46">
            <text:p>46</text:p>
          </table:table-cell>
          <table:table-cell table:style-name="ce4" office:value-type="string">
            <text:p>Diagonal overlap mode</text:p>
          </table:table-cell>
          <table:table-cell table:style-name="ce4" office:value-type="string">
            <text:p>Add new real search overlap mode in the onCPU Manalyse - diagonal overlap scan (same as interpolated mode in MDegrainN already implemented). Also it looks the only possible real search overlap mode if use hardware accelerated DX12-ME search. For DX12-ME it is 2 ME calls of current and diagonal half block size shifted frame (using padding from MSuper) and interleaving of resulting MVs in horizontal axis.</text:p>
          </table:table-cell>
          <table:table-cell office:value-type="string">
            <text:p>Performance</text:p>
          </table:table-cell>
          <table:table-cell office:value-type="string">
            <text:p>To Do</text:p>
          </table:table-cell>
          <table:table-cell table:number-columns-repeated="1018"/>
        </table:table-row>
        <table:table-row table:style-name="ro9">
          <table:table-cell/>
          <table:table-cell table:style-name="ce2" office:value-type="float" office:value="47">
            <text:p>47</text:p>
          </table:table-cell>
          <table:table-cell table:style-name="ce4" office:value-type="string">
            <text:p>Many small steps MV search around block's position with averaging resulted MVs</text:p>
          </table:table-cell>
          <table:table-cell table:style-name="ce4" office:value-type="string">
            <text:p>To use extra free resources of hardware ME accelerator (also typically not capable to make overlapping processing in mvtools-order with single search job) send several small steps shifted frames for search MVs with a bit different blocks assignment (like +-1 sample for 4:4:4 formats and +-2 samples for 4:2:0 formats) to generate 4 or 8 additional MVs around 'current' block position and calculate some averaging of these 5 or 9 MVs to get possibly more nosie-free MV for current block. Averaging modes may be arithmetic mean or median (or other non-linear filtering of data 1D vector or even 2D array). To make it usable with any MAnalyse mode and any other filter consumer of MVs data - make it finally separated mvtools filter like MVProc() with 5 or 9 possible inputs from several MAnalyse (or in the future 1 input from single MAnalyse in special multi-mode). Also maybe transfter MVLPF (and other possible future MVs data intermediate processing) in this filter so it can be used with any MVs data consumer filter in complex scripting and allow to split its output to different filters using AVS scripting - for example as additional predictor for multi-generation search scripts (see feature 48 also). The number of search positions around current block may be increased up to filling all possible integer blocks positions. Also maybe subsample shifted positions can be added too (to fill radius of 0.5..0.25 to 1.25 and more around current block position).</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8">
            <text:p>48</text:p>
          </table:table-cell>
          <table:table-cell table:style-name="ce4" office:value-type="string">
            <text:p>Add additional 'previous generation' predictor MV clip input into Manalyse</text:p>
          </table:table-cell>
          <table:table-cell table:style-name="ce4" office:value-type="string">
            <text:p>To use previous generation MVs data (also possibly with additional intermediate filtering like MVLPF and other methods - see feature 47) as additional predictor in the Manalyse onCPU search.</text:p>
          </table:table-cell>
          <table:table-cell office:value-type="string">
            <text:p>Quality</text:p>
          </table:table-cell>
          <table:table-cell office:value-type="string">
            <text:p>To Do</text:p>
          </table:table-cell>
          <table:table-cell table:number-columns-repeated="1018"/>
        </table:table-row>
        <table:table-row table:style-name="ro8">
          <table:table-cell/>
          <table:table-cell table:style-name="ce3" office:value-type="float" office:value="49">
            <text:p>49</text:p>
          </table:table-cell>
          <table:table-cell table:style-name="ce5" office:value-type="string">
            <text:p>Add median-like filtering mode to MVs temporal processing (addition to MVLPF)</text:p>
          </table:table-cell>
          <table:table-cell table:style-name="ce5" office:value-type="string">
            <text:p>Add some small tr (like 1 and more to keep edge issues lower) median filtering to MVs in temporal dimension (total temporal samples are 2*tr). Possibly also using DM-table algorithm - add some weighting to the sums of rows to make add more weight to samples close to 'current'.</text:p>
          </table:table-cell>
          <table:table-cell office:value-type="string">
            <text:p>Quality</text:p>
          </table:table-cell>
          <table:table-cell office:value-type="string">
            <text:p>Implemented, 2.7.46-r.24</text:p>
          </table:table-cell>
          <table:table-cell table:number-columns-repeated="1018"/>
        </table:table-row>
        <table:table-row table:style-name="ro8">
          <table:table-cell/>
          <table:table-cell table:style-name="ce3" office:value-type="float" office:value="50">
            <text:p>50</text:p>
          </table:table-cell>
          <table:table-cell table:style-name="ce5" office:value-type="string">
            <text:p>Subtract 'noise SAD' as lowest SAD in frame (or mean/median of 1% lowest SADs in frame ?) from block SAD before applying DegrainWeight in MDegrainN</text:p>
          </table:table-cell>
          <table:table-cell table:style-name="ce5" office:value-type="string">
            <text:p>To better separate good MV but SAD-noised blocks from worse MVs and just higher SAD for low contrast blocks.</text:p>
          </table:table-cell>
          <table:table-cell office:value-type="string">
            <text:p>Quality</text:p>
          </table:table-cell>
          <table:table-cell office:value-type="string">
            <text:p>To Do</text:p>
          </table:table-cell>
          <table:table-cell table:number-columns-repeated="1018"/>
        </table:table-row>
        <table:table-row table:style-name="ro10">
          <table:table-cell/>
          <table:table-cell table:style-name="ce3" office:value-type="float" office:value="51">
            <text:p>51</text:p>
          </table:table-cell>
          <table:table-cell table:style-name="ce5" office:value-type="string">
            <text:p>Add multi-generation MVs refining in MVF in MDegrainN</text:p>
          </table:table-cell>
          <table:table-cell table:style-name="ce5" office:value-type="string">
            <text:p>Params name MGR_*. Perform intermediate blending with current resulted MVs and use temporal block's view as current block for MVs refining using selected algoriphm from MAnalyse (or simple ESA at least) using input, MVMed and MVLP (output of MVF) MVs as predictors. MGR_ng - number of generations. MGR_sr - search radius. Search only at finest level (no hierarchical search ?). Expected to run with better performance in compare with multi-generation MAnalyse/MDegrainN because of CPU cached data reuse for small areas of each frame in tr-pool.</text:p>
          </table:table-cell>
          <table:table-cell office:value-type="string">
            <text:p>Quality</text:p>
          </table:table-cell>
          <table:table-cell office:value-type="string">
            <text:p>Started after 2.4.46-r.25</text:p>
          </table:table-cell>
          <table:table-cell table:number-columns-repeated="1018"/>
        </table:table-row>
        <table:table-row table:style-name="ro11">
          <table:table-cell/>
          <table:table-cell table:style-name="ce3" office:value-type="float" office:value="52">
            <text:p>52</text:p>
          </table:table-cell>
          <table:table-cell table:style-name="ce5" office:value-type="string">
            <text:p>Add multi-generation MVs refining in DX12 hardware modes in MAnalyse</text:p>
          </table:table-cell>
          <table:table-cell table:style-name="ce5" office:value-type="string">
            <text:p>It is required to develop limited or up to full featured MDegrainN ComputeShader to be executed in the hardware acceleraor. It not breaks logic of MAnalyse in AVS filterchain - it still outputs single MVs clip with refined MVs completely in the hardware accelerator using hardware MVs search ASIC and hardware universal shaders dispatch units to dispatch MDegrainN shader to provide filtered frames to next generations of MVs refining by same hardware MVs search ASIC.</text:p>
          </table:table-cell>
          <table:table-cell office:value-type="string">
            <text:p>Quality</text:p>
          </table:table-cell>
          <table:table-cell office:value-type="string">
            <text:p>To Do</text:p>
          </table:table-cell>
          <table:table-cell table:number-columns-repeated="1018"/>
        </table:table-row>
        <table:table-row table:style-name="ro2" table:number-rows-repeated="15">
          <table:table-cell table:number-columns-repeated="2"/>
          <table:table-cell table:style-name="ce5" table:number-columns-repeated="2"/>
          <table:table-cell table:number-columns-repeated="1020"/>
        </table:table-row>
        <table:table-row table:style-name="ro2" table:number-rows-repeated="1048506">
          <table:table-cell table:number-columns-repeated="1024"/>
        </table:table-row>
        <table:table-row table:style-name="ro2">
          <table:table-cell table:number-columns-repeated="1024"/>
        </table:table-row>
      </table:table>
      <table:table table:name="Sheet2"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table:table table:name="Sheet3"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0-03">10/03/2023</text:date>, <text:time>01:32:3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Andrey Glazunov</dc:creator>
    <meta:creation-date>2009-04-16T11:32:48Z</meta:creation-date>
    <dc:date>2023-10-03T01:32:29.19</dc:date>
    <meta:editing-cycles>15</meta:editing-cycles>
    <meta:editing-duration>PT12H58M6S</meta:editing-duration>
    <meta:document-statistic meta:table-count="3" meta:cell-count="252" meta:object-count="0"/>
    <meta:user-defined meta:name="Info 1"/>
    <meta:user-defined meta:name="Info 2"/>
    <meta:user-defined meta:name="Info 3"/>
    <meta:user-defined meta:name="Info 4"/>
  </office:meta>
</office:document-meta>
</file>